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yecto fsm-integration</text:h>
      <text:h text:style-name="Heading_20_3" text:outline-level="3">Parametrización.</text:h>
      <text:p text:style-name="Standard">FSM_SERVER: Dirección del servidor FSM, ejm 127.0.0.1</text:p>
      <text:p text:style-name="Standard">FSM_PORT: Puerto donde está escuchando el servicio, ejm: 8080</text:p>
      <text:p text:style-name="Standard">FSM_CONEXT: Dirección de contexto, ejm: fsm-integration/fsm-end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3-05T10:38:36</meta:creation-date>
    <dc:date>2014-03-05T10:48:20</dc:date>
    <dc:creator>pablo </dc:creator>
    <meta:editing-duration>P0D</meta:editing-duration>
    <meta:editing-cycles>1</meta:editing-cycles>
    <meta:document-statistic meta:table-count="0" meta:image-count="0" meta:object-count="0" meta:page-count="1" meta:paragraph-count="5" meta:word-count="25" meta:character-count="222" meta:non-whitespace-character-count="202"/>
    <meta:generator>LibreOffice/3.5$Linux_X86_64 LibreOffice_project/350m1$Build-2</meta:generator>
  </office:meta>
</office:document-meta>
</file>